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14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4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3.2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9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3.072cm" svg:height="0.962cm" svg:x="0.1cm" svg:y="0.1cm">
            <draw:text-box>
              <text:p>message</text:p>
            </draw:text-box>
          </draw:frame>
          <draw:frame draw:style-name="gr2" draw:text-style-name="P1" draw:layer="layout" svg:width="2.987cm" svg:height="0.962cm" svg:x="0.2cm" svg:y="1.6cm">
            <draw:text-box>
              <text:p><text:s text:c="12"/>n</text:p>
            </draw:text-box>
          </draw:frame>
          <draw:frame draw:style-name="gr3" draw:text-style-name="P1" draw:layer="layout" svg:width="2.987cm" svg:height="0.962cm" svg:x="0.113cm" svg:y="3.2cm">
            <draw:text-box>
              <text:p><text:s text:c="5"/>π_val</text:p>
            </draw:text-box>
          </draw:frame>
          <draw:line draw:style-name="gr4" draw:text-style-name="P2" draw:layer="layout" svg:x1="3.5cm" svg:y1="0.6cm" svg:x2="5.8cm" svg:y2="0.6cm">
            <text:p/>
          </draw:line>
          <draw:line draw:style-name="gr4" draw:text-style-name="P2" draw:layer="layout" svg:x1="3.5cm" svg:y1="2.2cm" svg:x2="5.8cm" svg:y2="2.2cm">
            <text:p/>
          </draw:line>
          <draw:line draw:style-name="gr4" draw:text-style-name="P2" draw:layer="layout" svg:x1="3.5cm" svg:y1="3.7cm" svg:x2="5.8cm" svg:y2="3.7cm">
            <text:p/>
          </draw:line>
          <draw:frame draw:style-name="gr5" draw:text-style-name="P1" draw:layer="layout" svg:width="11.619cm" svg:height="0.962cm" svg:x="6.2cm" svg:y="0.1cm">
            <draw:text-box>
              <text:p>"À présent, quelque chose de nouveau"</text:p>
            </draw:text-box>
          </draw:frame>
          <draw:frame draw:style-name="gr6" draw:text-style-name="P1" draw:layer="layout" svg:width="1.205cm" svg:height="0.962cm" svg:x="6.201cm" svg:y="1.7cm">
            <draw:text-box>
              <text:p>17</text:p>
            </draw:text-box>
          </draw:frame>
          <draw:frame draw:style-name="gr6" draw:text-style-name="P1" draw:layer="layout" svg:width="1.205cm" svg:height="0.962cm" svg:x="6.202cm" svg:y="1.7cm">
            <draw:text-box>
              <text:p>17</text:p>
            </draw:text-box>
          </draw:frame>
          <draw:frame draw:style-name="gr6" draw:text-style-name="P1" draw:layer="layout" svg:width="1.205cm" svg:height="0.962cm" svg:x="6.202cm" svg:y="1.7cm">
            <draw:text-box>
              <text:p>17</text:p>
            </draw:text-box>
          </draw:frame>
          <draw:frame draw:style-name="gr7" draw:text-style-name="P1" draw:layer="layout" svg:width="7.5cm" svg:height="1.2cm" svg:x="6.2cm" svg:y="3.2cm">
            <draw:text-box>
              <text:p>3.141592653589793</text:p>
            </draw:text-box>
          </draw:frame>
          <draw:frame draw:style-name="gr6" draw:text-style-name="P1" draw:layer="layout" svg:width="1.205cm" svg:height="0.962cm" svg:x="6.202cm" svg:y="1.7cm">
            <draw:text-box>
              <text:p>17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2cm" fo:page-height="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4:41:28.469973892</meta:creation-date>
    <dc:date>2020-10-14T15:00:36.224995431</dc:date>
    <meta:editing-duration>PT8M57S</meta:editing-duration>
    <meta:editing-cycles>1</meta:editing-cycles>
    <meta:document-statistic meta:object-count="13"/>
    <meta:generator>LibreOffice/6.4.6.2$Linux_X86_64 LibreOffice_project/40$Build-2</meta:generator>
  </office:meta>
</office:document-meta>
</file>